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427cm" style:use-optimal-column-width="false"/>
    </style:style>
    <style:style style:name="co2" style:family="table-column">
      <style:table-column-properties style:column-width="10.019cm" style:use-optimal-column-width="false"/>
    </style:style>
    <style:style style:name="co3" style:family="table-column">
      <style:table-column-properties style:column-width="3.746cm" style:use-optimal-column-width="false"/>
    </style:style>
    <style:style style:name="co4" style:family="table-column">
      <style:table-column-properties style:column-width="8.7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language="en" fo:country="US"/>
    </style:style>
    <style:style style:name="P2" style:family="paragraph">
      <style:paragraph-properties fo:text-align="end" style:text-autospace="none"/>
    </style:style>
    <style:style style:name="P3" style:family="paragraph">
      <style:paragraph-properties style:text-autospace="none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esis Meeting</text:span></text:p>
            <text:p><text:span text:style-name="T1">29.06.2015</text:span></text:p>
            <text:p><text:span text:style-name="T1">Sebastian Köps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verview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athered big corpus</text:span></text:p>
              </text:list-item>
              <text:list-item>
                <text:p><text:span text:style-name="T1">Reworked Coded</text:span></text:p>
              </text:list-item>
              <text:list-item>
                <text:p><text:span text:style-name="T1">Made Annotation GUI (Prototype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Cop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e proposal: “Azmodan”</text:p>
              </text:list-item>
              <text:list-item>
                <text:p>35k Tweet entries total</text:p>
              </text:list-item>
              <text:list-item>
                <text:p>Entries from 16.11.2012 to 15.06.2015</text:p>
              </text:list-item>
              <text:list-item>
                <text:p>How:</text:p>
                <text:list>
                  <text:list-item>
                    <text:p>List of News sites</text:p>
                  </text:list-item>
                  <text:list-item>
                    <text:p>Repeatedly got next 20 pages from their timeline</text:p>
                  </text:list-item>
                  <text:list-item>
                    <text:p>Saved JSON and linked web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891cm" svg:height="20.411cm" svg:x="1.651cm" svg:y="0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1043</text:p>
              </table:table-cell>
              <table:table-cell>
                <text:p text:style-name="P3"><text:s/>The Guardian </text:p>
              </table:table-cell>
              <table:table-cell>
                <text:p text:style-name="P2">976</text:p>
              </table:table-cell>
              <table:table-cell>
                <text:p text:style-name="P3"><text:s/>Forbes</text:p>
              </table:table-cell>
            </table:table-row>
            <table:table-row table:style-name="ro1" table:default-cell-style-name="ce1">
              <table:table-cell>
                <text:p text:style-name="P2">1040</text:p>
              </table:table-cell>
              <table:table-cell>
                <text:p text:style-name="P3"><text:s/>The Telegraph</text:p>
              </table:table-cell>
              <table:table-cell>
                <text:p text:style-name="P2">967</text:p>
              </table:table-cell>
              <table:table-cell>
                <text:p text:style-name="P3"><text:s/>billboard</text:p>
              </table:table-cell>
            </table:table-row>
            <table:table-row table:style-name="ro1" table:default-cell-style-name="ce1">
              <table:table-cell>
                <text:p text:style-name="P2">1033</text:p>
              </table:table-cell>
              <table:table-cell>
                <text:p text:style-name="P3"><text:s/>GOAL</text:p>
              </table:table-cell>
              <table:table-cell>
                <text:p text:style-name="P2">961</text:p>
              </table:table-cell>
              <table:table-cell>
                <text:p text:style-name="P3"><text:s/>Mashable</text:p>
              </table:table-cell>
            </table:table-row>
            <table:table-row table:style-name="ro1" table:default-cell-style-name="ce1">
              <table:table-cell>
                <text:p text:style-name="P2">1031</text:p>
              </table:table-cell>
              <table:table-cell>
                <text:p text:style-name="P3"><text:s/>Gizmodo</text:p>
              </table:table-cell>
              <table:table-cell>
                <text:p text:style-name="P2">951</text:p>
              </table:table-cell>
              <table:table-cell>
                <text:p text:style-name="P3"><text:s/>Los Angeles Times</text:p>
              </table:table-cell>
            </table:table-row>
            <table:table-row table:style-name="ro1" table:default-cell-style-name="ce1">
              <table:table-cell>
                <text:p text:style-name="P2">1028</text:p>
              </table:table-cell>
              <table:table-cell>
                <text:p text:style-name="P3"><text:s/>Entrepreneur</text:p>
              </table:table-cell>
              <table:table-cell>
                <text:p text:style-name="P2">949</text:p>
              </table:table-cell>
              <table:table-cell>
                <text:p text:style-name="P3"><text:s/>Business Insider</text:p>
              </table:table-cell>
            </table:table-row>
            <table:table-row table:style-name="ro1" table:default-cell-style-name="ce1">
              <table:table-cell>
                <text:p text:style-name="P2">1022</text:p>
              </table:table-cell>
              <table:table-cell>
                <text:p text:style-name="P3"><text:s/>Wall Street Journal</text:p>
              </table:table-cell>
              <table:table-cell>
                <text:p text:style-name="P2">945</text:p>
              </table:table-cell>
              <table:table-cell>
                <text:p text:style-name="P3"><text:s/>CNET</text:p>
              </table:table-cell>
            </table:table-row>
            <table:table-row table:style-name="ro1" table:default-cell-style-name="ce1">
              <table:table-cell>
                <text:p text:style-name="P2">1022</text:p>
              </table:table-cell>
              <table:table-cell>
                <text:p text:style-name="P3"><text:s/>The Verge</text:p>
              </table:table-cell>
              <table:table-cell>
                <text:p text:style-name="P2">942</text:p>
              </table:table-cell>
              <table:table-cell>
                <text:p text:style-name="P3"><text:s/>Indiatimes</text:p>
              </table:table-cell>
            </table:table-row>
            <table:table-row table:style-name="ro1" table:default-cell-style-name="ce1">
              <table:table-cell>
                <text:p text:style-name="P2">1018</text:p>
              </table:table-cell>
              <table:table-cell>
                <text:p text:style-name="P3"><text:s/>TMZ</text:p>
              </table:table-cell>
              <table:table-cell>
                <text:p text:style-name="P2">938</text:p>
              </table:table-cell>
              <table:table-cell>
                <text:p text:style-name="P3"><text:s/>Huffington Post</text:p>
              </table:table-cell>
            </table:table-row>
            <table:table-row table:style-name="ro1" table:default-cell-style-name="ce1">
              <table:table-cell>
                <text:p text:style-name="P2">1016</text:p>
              </table:table-cell>
              <table:table-cell>
                <text:p text:style-name="P3"><text:s/>Breitbart News</text:p>
              </table:table-cell>
              <table:table-cell>
                <text:p text:style-name="P2">907</text:p>
              </table:table-cell>
              <table:table-cell>
                <text:p text:style-name="P3"><text:s/>FIFA.com</text:p>
              </table:table-cell>
            </table:table-row>
            <table:table-row table:style-name="ro1" table:default-cell-style-name="ce1">
              <table:table-cell>
                <text:p text:style-name="P2">1015</text:p>
              </table:table-cell>
              <table:table-cell>
                <text:p text:style-name="P3"><text:s/>The New York Times</text:p>
              </table:table-cell>
              <table:table-cell>
                <text:p text:style-name="P2">901</text:p>
              </table:table-cell>
              <table:table-cell>
                <text:p text:style-name="P3"><text:s/>ABC News</text:p>
              </table:table-cell>
            </table:table-row>
            <table:table-row table:style-name="ro1" table:default-cell-style-name="ce1">
              <table:table-cell>
                <text:p text:style-name="P2">1012</text:p>
              </table:table-cell>
              <table:table-cell>
                <text:p text:style-name="P3"><text:s/>Washington Post</text:p>
              </table:table-cell>
              <table:table-cell>
                <text:p text:style-name="P2">861</text:p>
              </table:table-cell>
              <table:table-cell>
                <text:p text:style-name="P3"><text:s/>Complex</text:p>
              </table:table-cell>
            </table:table-row>
            <table:table-row table:style-name="ro1" table:default-cell-style-name="ce1">
              <table:table-cell>
                <text:p text:style-name="P2">1004</text:p>
              </table:table-cell>
              <table:table-cell>
                <text:p text:style-name="P3"><text:s/>RT</text:p>
              </table:table-cell>
              <table:table-cell>
                <text:p text:style-name="P2">840</text:p>
              </table:table-cell>
              <table:table-cell>
                <text:p text:style-name="P3"><text:s/>NDTV</text:p>
              </table:table-cell>
            </table:table-row>
            <table:table-row table:style-name="ro1" table:default-cell-style-name="ce1">
              <table:table-cell>
                <text:p text:style-name="P2">1004</text:p>
              </table:table-cell>
              <table:table-cell>
                <text:p text:style-name="P3"><text:s/>Daily Mail Online</text:p>
              </table:table-cell>
              <table:table-cell>
                <text:p text:style-name="P2">839</text:p>
              </table:table-cell>
              <table:table-cell>
                <text:p text:style-name="P3"><text:s/>USA TODAY</text:p>
              </table:table-cell>
            </table:table-row>
            <table:table-row table:style-name="ro1" table:default-cell-style-name="ce1">
              <table:table-cell>
                <text:p text:style-name="P2">988</text:p>
              </table:table-cell>
              <table:table-cell>
                <text:p text:style-name="P3"><text:s/>The Independent</text:p>
              </table:table-cell>
              <table:table-cell>
                <text:p text:style-name="P2">836</text:p>
              </table:table-cell>
              <table:table-cell>
                <text:p text:style-name="P3"><text:s/>BBC News (UK)</text:p>
              </table:table-cell>
            </table:table-row>
            <table:table-row table:style-name="ro1" table:default-cell-style-name="ce1">
              <table:table-cell>
                <text:p text:style-name="P2">988</text:p>
              </table:table-cell>
              <table:table-cell>
                <text:p text:style-name="P3"><text:s/>TechCrunch</text:p>
              </table:table-cell>
              <table:table-cell>
                <text:p text:style-name="P2">825</text:p>
              </table:table-cell>
              <table:table-cell>
                <text:p text:style-name="P3"><text:s/>Bleacher Report</text:p>
              </table:table-cell>
            </table:table-row>
            <table:table-row table:style-name="ro1" table:default-cell-style-name="ce1">
              <table:table-cell>
                <text:p text:style-name="P2">983</text:p>
              </table:table-cell>
              <table:table-cell>
                <text:p text:style-name="P3"><text:s/>TIME.com</text:p>
              </table:table-cell>
              <table:table-cell>
                <text:p text:style-name="P2">766</text:p>
              </table:table-cell>
              <table:table-cell>
                <text:p text:style-name="P3"><text:s/>BuzzFeed</text:p>
              </table:table-cell>
            </table:table-row>
            <table:table-row table:style-name="ro1" table:default-cell-style-name="ce1">
              <table:table-cell>
                <text:p text:style-name="P2">982</text:p>
              </table:table-cell>
              <table:table-cell>
                <text:p text:style-name="P3"><text:s/>CNN</text:p>
              </table:table-cell>
              <table:table-cell>
                <text:p text:style-name="P2">734</text:p>
              </table:table-cell>
              <table:table-cell>
                <text:p text:style-name="P3"><text:s/>ESPN</text:p>
              </table:table-cell>
            </table:table-row>
            <table:table-row table:style-name="ro1" table:default-cell-style-name="ce1">
              <table:table-cell>
                <text:p text:style-name="P2">978</text:p>
              </table:table-cell>
              <table:table-cell>
                <text:p text:style-name="P3"><text:s/>Yahoo</text:p>
              </table:table-cell>
              <table:table-cell>
                <text:p text:style-name="P2">612</text:p>
              </table:table-cell>
              <table:table-cell>
                <text:p text:style-name="P3"><text:s/>Fox News</text:p>
              </table:table-cell>
            </table:table-row>
            <table:table-row table:style-name="ro1" table:default-cell-style-name="ce1">
              <table:table-cell>
                <text:p text:style-name="P2">976</text:p>
              </table:table-cell>
              <table:table-cell>
                <text:p text:style-name="P3"><text:s/>Forbes</text:p>
              </table:table-cell>
              <table:table-cell>
                <text:p text:style-name="P2">551</text:p>
              </table:table-cell>
              <table:table-cell>
                <text:p text:style-name="P3"><text:s/>CBS Television</text:p>
              </table:table-cell>
            </table:table-row>
            <table:table-row table:style-name="ro1" table:default-cell-style-name="ce1">
              <table:table-cell>
                <text:p text:style-name="P2">967</text:p>
              </table:table-cell>
              <table:table-cell>
                <text:p text:style-name="P3"><text:s/>billboard</text:p>
              </table:table-cell>
              <table:table-cell>
                <text:p text:style-name="P2">384</text:p>
              </table:table-cell>
              <table:table-cell>
                <text:p text:style-name="P3"><text:s/>MTV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 text:style-name="P2">248</text:p>
              </table:table-cell>
              <table:table-cell>
                <text:p text:style-name="P3"><text:s/>N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R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yet completely finished</text:p>
              </text:list-item>
              <text:list-item>
                <text:p>Rework for better abstraction and organization</text:p>
              </text:list-item>
              <text:list-item>
                <text:p>Class to determine annotation from multiple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notation GU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de project, idea is to be able to ask more people to help us annotate</text:p>
              </text:list-item>
              <text:list-item>
                <text:p>GUI makes it easier, and more fun</text:p>
              </text:list-item>
              <text:list-item>
                <text:p>Idea: build online database with survey webpag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2:26:49.651227951</meta:creation-date>
    <dc:date>2015-06-29T13:10:35.382190782</dc:date>
    <meta:editing-duration>PT41M15S</meta:editing-duration>
    <meta:editing-cycles>7</meta:editing-cycles>
    <meta:generator>LibreOffice/4.2.8.2$Linux_X86_64 LibreOffice_project/420m0$Build-2</meta:generator>
    <meta:document-statistic meta:object-count="45"/>
  </office:meta>
</office:document-meta>
</file>